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automatic-styles>
    <style:style style:name="P1" style:family="paragraph" style:parent-style-name="Standard">
      <style:text-properties officeooo:rsid="00054e59" officeooo:paragraph-rsid="00054e59"/>
    </style:style>
    <style:style style:name="P2" style:family="paragraph" style:parent-style-name="Standard">
      <style:paragraph-properties fo:text-align="justify" style:justify-single-word="false" style:writing-mode="lr-tb"/>
      <style:text-properties officeooo:rsid="00054e59" officeooo:paragraph-rsid="00054e59"/>
    </style:style>
    <style:style style:name="P3" style:family="paragraph" style:parent-style-name="Standard">
      <style:paragraph-properties fo:text-align="justify" style:justify-single-word="false" style:writing-mode="lr-tb"/>
      <style:text-properties officeooo:rsid="00054e59" officeooo:paragraph-rsid="00097a24"/>
    </style:style>
    <style:style style:name="P4" style:family="paragraph" style:parent-style-name="Standard">
      <style:paragraph-properties fo:text-align="justify" style:justify-single-word="false" style:writing-mode="lr-tb"/>
      <style:text-properties officeooo:paragraph-rsid="00054e59"/>
    </style:style>
    <style:style style:name="P5" style:family="paragraph" style:parent-style-name="Standard">
      <style:paragraph-properties fo:text-align="justify" style:justify-single-word="false" style:writing-mode="lr-tb"/>
      <style:text-properties officeooo:paragraph-rsid="00097a24"/>
    </style:style>
    <style:style style:name="P6" style:family="paragraph" style:parent-style-name="Standard">
      <style:paragraph-properties fo:text-align="justify" style:justify-single-word="false" style:writing-mode="lr-tb"/>
      <style:text-properties fo:font-size="10pt" officeooo:rsid="00054e59" officeooo:paragraph-rsid="00054e59"/>
    </style:style>
    <style:style style:name="P7" style:family="paragraph" style:parent-style-name="Standard">
      <style:paragraph-properties fo:text-align="justify" style:justify-single-word="false" style:writing-mode="lr-tb"/>
      <style:text-properties officeooo:rsid="00097a24" officeooo:paragraph-rsid="00097a24"/>
    </style:style>
    <style:style style:name="P8" style:family="paragraph" style:parent-style-name="Standard">
      <style:paragraph-properties fo:text-align="justify" style:justify-single-word="false" style:writing-mode="lr-tb"/>
      <style:text-properties fo:font-size="12pt" officeooo:rsid="00054e59" officeooo:paragraph-rsid="00097a24" style:font-size-asian="12pt" style:font-size-complex="12pt"/>
    </style:style>
    <style:style style:name="P9" style:family="paragraph" style:parent-style-name="Standard">
      <style:paragraph-properties fo:text-align="justify" style:justify-single-word="false" style:writing-mode="lr-tb"/>
      <style:text-properties fo:font-size="12pt" officeooo:rsid="00054e59" officeooo:paragraph-rsid="00054e59" style:font-size-asian="12pt" style:font-size-complex="12pt"/>
    </style:style>
    <style:style style:name="P10" style:family="paragraph" style:parent-style-name="Standard">
      <style:paragraph-properties fo:text-align="justify" style:justify-single-word="false" style:writing-mode="lr-tb"/>
      <style:text-properties fo:font-size="12pt" officeooo:rsid="00054e59" officeooo:paragraph-rsid="000b59dd" style:font-size-asian="12pt" style:font-size-complex="12pt"/>
    </style:style>
    <style:style style:name="P11" style:family="paragraph" style:parent-style-name="Standard" style:list-style-name="L1">
      <style:paragraph-properties fo:text-align="justify" style:justify-single-word="false" style:writing-mode="lr-tb"/>
      <style:text-properties officeooo:rsid="000b59dd" officeooo:paragraph-rsid="000b59dd"/>
    </style:style>
    <style:style style:name="P12" style:family="paragraph" style:parent-style-name="Standard" style:list-style-name="L1">
      <style:paragraph-properties fo:text-align="justify" style:justify-single-word="false" style:writing-mode="lr-tb"/>
      <style:text-properties officeooo:rsid="000c27db" officeooo:paragraph-rsid="000c27db"/>
    </style:style>
    <style:style style:name="T1" style:family="text">
      <style:text-properties fo:font-weight="normal" fo:background-color="transparent" loext:char-shading-value="0" style:font-weight-asian="normal" style:font-weight-complex="normal"/>
    </style:style>
    <style:style style:name="T2" style:family="text">
      <style:text-properties fo:font-weight="normal" officeooo:rsid="002584ca" fo:background-color="transparent" loext:char-shading-value="0" style:font-weight-asian="normal" style:font-weight-complex="normal"/>
    </style:style>
    <style:style style:name="T3" style:family="text">
      <style:text-properties fo:font-weight="normal" officeooo:rsid="0009072f" fo:background-color="transparent" loext:char-shading-value="0" style:font-weight-asian="normal" style:font-weight-complex="normal"/>
    </style:style>
    <style:style style:name="T4" style:family="text">
      <style:text-properties fo:font-weight="normal" officeooo:rsid="00054e59" fo:background-color="transparent" loext:char-shading-value="0" style:font-weight-asian="normal" style:font-weight-complex="normal"/>
    </style:style>
    <style:style style:name="T5" style:family="text">
      <style:text-properties fo:font-weight="normal" officeooo:rsid="00097a24" fo:background-color="transparent" loext:char-shading-value="0" style:font-weight-asian="normal" style:font-weight-complex="normal"/>
    </style:style>
    <style:style style:name="T6" style:family="text">
      <style:text-properties fo:font-weight="normal" officeooo:rsid="000b59dd" fo:background-color="transparent" loext:char-shading-value="0" style:font-weight-asian="normal" style:font-weight-complex="normal"/>
    </style:style>
    <style:style style:name="T7" style:family="text">
      <style:text-properties style:text-position="33% 80%" fo:font-weight="normal" fo:background-color="transparent" loext:char-shading-value="0" style:font-weight-asian="normal" style:font-weight-complex="normal"/>
    </style:style>
    <style:style style:name="T8" style:family="text">
      <style:text-properties fo:font-size="12pt" fo:font-weight="normal" officeooo:rsid="000b59dd" fo:background-color="transparent" loext:char-shading-value="0" style:font-size-asian="12pt" style:font-weight-asian="normal" style:font-size-complex="12pt" style:font-weight-complex="normal"/>
    </style:style>
    <style:style style:name="T9" style:family="text">
      <style:text-properties fo:font-size="12pt" fo:font-weight="normal" officeooo:rsid="00054e59" fo:background-color="transparent" loext:char-shading-value="0" style:font-size-asian="12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PI data</text:p>
      <text:p text:style-name="P1"/>
      <text:p text:style-name="P2"><text:span text:style-name="T2">N</text:span><text:span text:style-name="T1">PIs:</text:span></text:p>
      <text:p text:style-name="P2"><text:span text:style-name="T1"/></text:p>
      <text:list xml:id="list3959215746" text:style-name="L1">
        <text:list-item>
          <text:p text:style-name="P11"><text:span text:style-name="T1">Covid passport or alike</text:span></text:p>
          <text:list>
            <text:list-item>
              <text:p text:style-name="P11"><text:span text:style-name="T1">0 not into effect</text:span></text:p>
            </text:list-item>
            <text:list-item>
              <text:p text:style-name="P11"><text:span text:style-name="T1">1 only partial (nightclubs or cultural events)</text:span></text:p>
            </text:list-item>
            <text:list-item>
              <text:p text:style-name="P11"><text:span text:style-name="T1">2 rather strict (nightclubs, bars, sport events, restaurants, etc.)</text:span></text:p>
            </text:list-item>
            <text:list-item>
              <text:p text:style-name="P12"><text:span text:style-name="T1">3 required for workplaces and/or education</text:span></text:p>
            </text:list-item>
          </text:list>
        </text:list-item>
        <text:list-item>
          <text:p text:style-name="P12"><text:span text:style-name="T1">Lockdown and private gathering restriction on unvaccinated people</text:span></text:p>
          <text:list>
            <text:list-item>
              <text:p text:style-name="P12"><text:span text:style-name="T1">0 not into effect</text:span></text:p>
            </text:list-item>
            <text:list-item>
              <text:p text:style-name="P12"><text:span text:style-name="T1">1 into effect</text:span></text:p>
            </text:list-item>
          </text:list>
        </text:list-item>
      </text:list>
      <text:p text:style-name="P2"><text:span text:style-name="T1"/></text:p>
      <text:p text:style-name="P2"><text:span text:style-name="T1"/></text:p>
      <text:p text:style-name="P2"><text:span text:style-name="T1">England:</text:span></text:p>
      <text:p text:style-name="P2"><text:span text:style-name="T5">15/12/2021: </text:span><text:span text:style-name="T1">Covid pass will now be mandatory for nightclubs, unseated indoor events with 500 or more attendees, unseated outdoor events with 4,000 or more attendees and any event with 10,000 or more attendees</text:span><text:span text:style-name="T7">.</text:span></text:p>
      <text:p text:style-name="P2"><text:span text:style-name="T7"/></text:p>
      <text:p text:style-name="P2"><text:span text:style-name="T1">Wales:</text:span></text:p>
      <text:p text:style-name="P5"><text:span text:style-name="T5">11/10/2021:</text:span><text:span text:style-name="T4"> Covid passports – including either vaccination status or a negative Covid test within the past 48 hours – have also been required to attend nightclubs, unseated indoor events with over 500 people, unseated outdoor events with over 4,000 people, and any event with over 10,000 people. </text:span></text:p>
      <text:p text:style-name="P5"><text:span text:style-name="T5">15/11/2021: E</text:span><text:span text:style-name="T4">xtended to cinemas, theatres and concert halls. </text:span></text:p>
      <text:p text:style-name="P2"><text:span text:style-name="T1"/></text:p>
      <text:p text:style-name="P2"><text:span text:style-name="T1">Northern Ireland:</text:span></text:p>
      <text:p text:style-name="P5"><text:span text:style-name="T5">1/11/2021: A</text:span><text:span text:style-name="T4">dded a ‘domestic use’ option to its covid pass for travel, the COVIDCert NI app, giving venues the option of demanding proof of vaccination. </text:span></text:p>
      <text:p text:style-name="P5"><text:span text:style-name="T5">29/11/2021: T</text:span><text:span text:style-name="T4">he pass would be mandatory in the same venues as Wales and also pubs and restaurants.</text:span></text:p>
      <text:p text:style-name="P2"><text:span text:style-name="T1"/></text:p>
      <text:p text:style-name="P2"><text:span text:style-name="T1">Scotland:</text:span></text:p>
      <text:p text:style-name="P4"><text:span text:style-name="T5">18/10/2021: </text:span><text:span text:style-name="T4">Covid passports have been required to attend nightclubs, unseated indoor events with over 500 people, unseated outdoor events with over 4,000 people, and any event with over 10,000 people.</text:span></text:p>
      <text:p text:style-name="P2"><text:span text:style-name="T1"/></text:p>
      <text:p text:style-name="P2"><text:span text:style-name="T1">France:</text:span></text:p>
      <text:p text:style-name="P3"><text:span text:style-name="T5">21/07/2021: Pass Sanitaire required for culture venues.</text:span></text:p>
      <text:p text:style-name="P7"><text:span text:style-name="T1">09/08/2021: Pass Sanitaire required for cafés, bars, restaurants, long distance transports, some malls.</text:span></text:p>
      <text:p text:style-name="P3"><text:span text:style-name="T1"/></text:p>
      <text:p text:style-name="P2"><text:span text:style-name="T1">Denmark:</text:span></text:p>
      <text:p text:style-name="P7"><text:span text:style-name="T1">14/04/2021: T</text:span><text:span text:style-name="T4">he passport allows citizens to access certain non-essential businesses including, hairdressers, beauty salons and driving schools.</text:span></text:p>
      <text:p text:style-name="P8"><text:span text:style-name="T1">21/05/2021: Coronapass reopens the remaining sports, leisure and association activities that were not opened in previous phases. In addition, indoor facilities will be opened in amusement parks, zoos, etc. and playgrounds as well as day colleges and evening schools</text:span></text:p>
      <text:p text:style-name="P8"><text:span text:style-name="T1">08/07/2021: Venues, theatres and cinemas and similar venues where cultural activities take place are open with coronapass requirements. </text:span></text:p>
      <text:p text:style-name="P8"><text:span text:style-name="T1">01/09/2021: Nightclubs, discos, party buses and alike can open with requirements that guests can show valid corona passes.</text:span></text:p>
      <text:p text:style-name="P5"><text:soft-page-break/><text:span text:style-name="T8">10</text:span><text:span text:style-name="T9">/9/2021: </text:span><text:span text:style-name="T8">T</text:span><text:span text:style-name="T9">here is no longer a requirement for corona passes at nightclubs, discos, </text:span><text:span text:style-name="T8">restaurants, sport events, etc. </text:span></text:p>
      <text:p text:style-name="P8"><text:span text:style-name="T1">12/11/2021: Corona certificate (vaccinated, infected within the past six months or tested negative for COVID-19) is mandatory for people from 15 years and over in concerts and performing arts performances, etc., in cinemas or the like and big screen events, in sports (spectators), in museums, art galleries and the like, in public education, in zoos and aquariums, in swimming pools, in events and activities with over 200 participants indoors and 2000 participants outdoors, in indoor restaurants.</text:span></text:p>
      <text:p text:style-name="P8"><text:span text:style-name="T1">26/11/2021: Public employers must require employees to present a corona certificate when they physically show up at the workplaces.</text:span></text:p>
      <text:p text:style-name="P8"><text:span text:style-name="T1">29/11/2021: Persons aged 15 or over must show corona certificates to gain access to rooms with more than 100 spectators and locations with more than 1,000 spectators. In addition, the requirement for showing corona certificates is being extended to higher education, including higher artistic education.</text:span></text:p>
      <text:p text:style-name="P6"><text:span text:style-name="T1"/></text:p>
      <text:p text:style-name="P6"><text:span text:style-name="T1"/></text:p>
      <text:p text:style-name="P9"><text:span text:style-name="T1">Germany:</text:span></text:p>
      <text:p text:style-name="P4"><text:span text:style-name="T8">09/05/2021:</text:span><text:span text:style-name="T9"> vaccinated individuals are exempt from different NPIs (i.e. contact restrictions, curfew, mandatory quarantine, contactless individual sport alone and they do not need a negative test proof to do shopping). </text:span></text:p>
      <text:p text:style-name="P9"><text:span text:style-name="T3">18/11/</text:span><text:span text:style-name="T6">2021:</text:span><text:span text:style-name="T3"> </text:span><text:span text:style-name="T1">3G rule is introduced in local public transport . If passengers have not been vaccinated or have recovered, they must provide proof of a negative corona rapid test. The test must have been performed within 24 hours before the start of the journey. </text:span></text:p>
      <text:p text:style-name="P9"><text:span text:style-name="T3">2/12/</text:span><text:span text:style-name="T6">2021:</text:span><text:span text:style-name="T3"> </text:span><text:span text:style-name="T1">Private gatherings in public or private spaces attended by non-vaccinated and non-recovered people should be limited to one household as well as a maximum of two people from another household.</text:span><text:span text:style-name="T3"> </text:span><text:span text:style-name="T6">Unvaccinated people lockdown. </text:span><text:span text:style-name="T1">Only those who have been vaccinated or recently recovered from Covid will be allowed in restaurants, cinemas, leisure facilities and many shops.</text:span></text:p>
      <text:p text:style-name="P9"><text:span text:style-name="T1"/></text:p>
      <text:p text:style-name="P9"><text:span text:style-name="T1">Catalonia:</text:span></text:p>
      <text:p text:style-name="P10"><text:span text:style-name="T1">15/10/2021: until 05:00 on weekdays and until 06:00 on weekends. The premises will have to require the COVID certificate, PCR or a negative antigen test done 48 or 72 hours before to enter, in order to function with a capacity of 70% with dance floors</text:span></text:p>
      <text:p text:style-name="P10"><text:span text:style-name="T1">04/11/2021: COVID certificate necessary to access the entertainment premises</text:span></text:p>
      <text:p text:style-name="P10"><text:span text:style-name="T1">25/11/2021: COVID passport: Mandatory to present it at nightlife venues, inside bars and restaurants, gyms and sports centers, residences for the elderly, indoor standing music festivals and celebrations in hotels and restaurants where dancing is done indoors. </text:span></text:p>
      <text:p text:style-name="P2"><text:span text:style-name="T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7"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5T10:20:14.675976978</meta:creation-date>
    <dc:date>2021-12-15T11:40:30.577419847</dc:date>
    <meta:editing-duration>PT2M10S</meta:editing-duration>
    <meta:editing-cycles>1</meta:editing-cycles>
    <meta:document-statistic meta:table-count="0" meta:image-count="0" meta:object-count="0" meta:page-count="2" meta:paragraph-count="40" meta:word-count="713" meta:character-count="4720" meta:non-whitespace-character-count="4045"/>
    <meta:generator>LibreOffice/6.4.7.2$Linux_X86_64 LibreOffice_project/40$Build-2</meta:generator>
  </office:meta>
</office:document-meta>
</file>